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Console" officeooo:rsid="0000e45b" officeooo:paragraph-rsid="0000e45b"/>
    </style:style>
    <style:style style:name="P2" style:family="paragraph" style:parent-style-name="Standard">
      <style:paragraph-properties fo:text-align="center" style:justify-single-word="false"/>
      <style:text-properties style:font-name="Lucida Console" fo:font-weight="bold" officeooo:rsid="0000e45b" officeooo:paragraph-rsid="0000e45b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.2- ¿Puédes restringir qué usuarios se conectan mediante ssh y cuáles no?</text:p>
      <text:p text:style-name="P1"/>
      <text:p text:style-name="P1">Sí.</text:p>
      <text:p text:style-name="P1"/>
      <text:p text:style-name="P1">En el archivo /etc/ssh/sshd_config</text:p>
      <text:p text:style-name="P1"/>
      <text:p text:style-name="P1">Añado la directiva AllowUsers seguida de los usuarios separados por espacios.</text:p>
      <text:p text:style-name="P1"/>
      <text:p text:style-name="P1">Exite la posibilidad de añadir AllowGroups DenyGroups AllowUsers DenyUs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19-10-17T08:56:16.240000000</dc:date>
    <meta:editing-duration>PT6M40S</meta:editing-duration>
    <meta:editing-cycles>1</meta:editing-cycles>
    <meta:document-statistic meta:table-count="0" meta:image-count="0" meta:object-count="0" meta:page-count="1" meta:paragraph-count="5" meta:word-count="37" meta:character-count="262" meta:non-whitespace-character-count="230"/>
  </office:meta>
</office:document-meta>
</file>